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ingEncoderDecoderSupportTests.encodeTo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ToMyTypeConverter.convert( byte [ ]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EncoderDecoderSupportTests.encodeAndDecod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ingEncoderDecoderSupportTests.cannotFind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TypeToBytesConverter.convert( MyTyp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EncoderDecoderSupportTests.decodeFromTextCannot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tingEncoderDecoderSupportTests.encodeToTextCannot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TypeToStringConverter.convert( MyTyp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EncoderDecoderSupportTests.decodeFrom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ingEncoderDecoderSuppor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ConvertersConfig.webSocke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webSocke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tingEncoderDecoderSupportTests.decodeFrom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Typ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tingEncoderDecoderSupportTests.setup( Class &lt; ? &gt; configur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tingEncoderDecoderSupportTests.cannotFind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Type.My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MyType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EncoderDecoderSupportTests.encodeToBinaryCannot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tingEncoderDecoderSupportTests.encodeAndDecod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ingEncoderDecoderSupportTests.autowiresInto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ingEncoderDecoderSupportTests.encodeTo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ingEncoderDecoderSupport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EncoderDecoderSupportTests.decodeFromBinaryCannot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